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SockJsMessageCodec.decod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ockJsMessageCodec.decodeInputStream( InputStream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SockJsMessageCodec.applyJsonQuoting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